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Letter for Me</text:p>
      <text:p text:style-name="P4"> Ms </text:p>
      <text:p text:style-name="P3"/>
      <text:p text:style-name="P2">This is a very important letter from <text:s/><text:span text:style-name="T1">Rohit to </text:span><text:span text:style-name="T2">as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5T20:15:14.274543542</dc:date>
    <meta:editing-duration>PT21H16M44S</meta:editing-duration>
    <meta:editing-cycles>37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6" meta:character-count="143" meta:non-whitespace-character-count="118"/>
  </office:meta>
</office:document-meta>
</file>